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fill="solid" draw:fill-color="#ffcc99" draw:textarea-horizontal-align="justify" draw:textarea-vertical-align="middle" draw:auto-grow-height="false"/>
    </style:style>
    <style:style style:name="gr2" style:family="graphic" style:parent-style-name="standard">
      <style:graphic-properties draw:fill="solid" draw:fill-color="#aea79f" draw:textarea-horizontal-align="justify" draw:textarea-vertical-align="middle" draw:auto-grow-height="false"/>
    </style:style>
    <style:style style:name="gr3" style:family="graphic" style:parent-style-name="standard">
      <style:graphic-properties draw:textarea-horizontal-align="justify" draw:textarea-vertical-align="middle" draw:auto-grow-height="false"/>
    </style:style>
    <style:style style:name="gr4" style:family="graphic" style:parent-style-name="standard">
      <style:graphic-properties draw:textarea-horizontal-align="justify" draw:textarea-vertical-align="middle" draw:auto-grow-height="false"/>
    </style:style>
    <style:style style:name="gr5" style:family="graphic" style:parent-style-name="objectwithoutfill">
      <style:graphic-properties draw:marker-end="Arrow" draw:marker-end-width="0.3cm" draw:fill="none" draw:textarea-vertical-align="middle"/>
    </style:style>
    <style:style style:name="gr6" style:family="graphic" style:parent-style-name="standard">
      <style:graphic-properties draw:fill="solid" draw:fill-color="#ffd320" draw:textarea-horizontal-align="justify" draw:textarea-vertical-align="middle" draw:auto-grow-height="false"/>
    </style:style>
    <style:style style:name="gr7" style:family="graphic" style:parent-style-name="objectwithoutfill">
      <style:graphic-properties draw:stroke="dash" draw:stroke-dash="Fine_20_Dashed_20__28_var_29_" draw:marker-end="Arrow" draw:marker-end-width="0.3cm" draw:fill="none" draw:textarea-vertical-align="middle"/>
    </style:style>
    <style:style style:name="gr8" style:family="graphic" style:parent-style-name="standard">
      <style:graphic-properties draw:fill="none" draw:textarea-horizontal-align="justify" draw:textarea-vertical-align="middle" draw:auto-grow-height="false"/>
    </style:style>
    <style:style style:name="gr9" style:family="graphic" style:parent-style-name="objectwithoutfill">
      <style:graphic-properties draw:stroke="dash" draw:stroke-dash="Fine_20_Dashed" draw:fill="none" draw:textarea-vertical-align="middle"/>
    </style:style>
    <style:style style:name="gr10" style:family="graphic" style:parent-style-name="objectwithoutfill">
      <style:graphic-properties draw:stroke="dash" draw:stroke-dash="Fine_20_Dashed_20__28_var_29_" draw:fill="none" draw:textarea-vertical-align="middle"/>
    </style:style>
    <style:style style:name="gr11" style:family="graphic" style:parent-style-name="standard">
      <style:graphic-properties draw:textarea-horizontal-align="justify" draw:textarea-vertical-align="middle" draw:auto-grow-height="false" fo:min-height="0cm" fo:min-width="0cm" fo:wrap-option="no-wrap"/>
    </style:style>
    <style:style style:name="gr12" style:family="graphic">
      <style:graphic-properties style:protect="size"/>
    </style:style>
    <style:style style:name="pr1" style:family="presentation" style:parent-style-name="Default-notes">
      <style:graphic-properties draw:fill-color="#ffffff" fo:min-height="13.364cm"/>
    </style:style>
    <style:style style:name="P1" style:family="paragraph">
      <style:paragraph-properties fo:text-align="center"/>
    </style:style>
    <style:style style:name="P2" style:family="paragraph">
      <style:paragraph-properties fo:text-align="center"/>
      <style:text-properties fo:font-size="20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custom-shape draw:style-name="gr1" draw:text-style-name="P1" draw:layer="layout" svg:width="28.621cm" svg:height="21.167cm" svg:x="-0.37cm" svg:y="0cm">
          <text:p/>
          <draw:enhanced-geometry svg:viewBox="0 0 21600 21600" draw:type="rectangle" draw:enhanced-path="M 0 0 L 21600 0 21600 21600 0 21600 0 0 Z N"/>
        </draw:custom-shape>
        <draw:custom-shape draw:style-name="gr2" draw:text-style-name="P2" draw:layer="layout" svg:width="1.536cm" svg:height="3.5cm" svg:x="26.203cm" svg:y="12.491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 draw:text-style-name="P2" draw:layer="layout" svg:width="2.731cm" svg:height="6.97cm" svg:x="23.273cm" svg:y="12.37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 draw:text-style-name="P2" draw:layer="layout" svg:width="1.536cm" svg:height="3.5cm" svg:x="21.452cm" svg:y="12.37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 draw:text-style-name="P2" draw:layer="layout" svg:width="1.536cm" svg:height="3.5cm" svg:x="5.576cm" svg:y="13.429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 draw:text-style-name="P2" draw:layer="layout" svg:width="2.731cm" svg:height="6.97cm" svg:x="2.646cm" svg:y="13.31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 draw:text-style-name="P2" draw:layer="layout" svg:width="8.763cm" svg:height="3.783cm" svg:x="0.938cm" svg:y="4.722cm">
          <text:p text:style-name="P2">World Resources = 1000</text:p>
          <text:p text:style-name="P2">Agent Resources = 5</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layer="layout" svg:width="8.763cm" svg:height="3.783cm" svg:x="18.72cm" svg:y="4.81cm">
          <text:p text:style-name="P2">World Resources = 998</text:p>
          <text:p text:style-name="P2">Agent Resources = 7</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2" draw:layer="layout" svg:width="1.622cm" svg:height="1.507cm" svg:x="1.024cm" svg:y="11.8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2" draw:layer="layout" svg:width="1.622cm" svg:height="1.507cm" svg:x="3.357cm" svg:y="11.8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2" draw:layer="layout" svg:width="1.622cm" svg:height="1.507cm" svg:x="5.576cm" svg:y="11.9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layer="layout" svg:width="8.763cm" svg:height="3.783cm" svg:x="5.292cm" svg:y="14.624cm">
          <text:p text:style-name="P2">World Resources = 996</text:p>
          <text:p text:style-name="P2">Agent Resources = 9</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 draw:text-style-name="P2" draw:layer="layout" svg:x1="3.129cm" svg:y1="8.279cm" svg:x2="1.849cm" svg:y2="11.807cm">
          <text:p/>
        </draw:line>
        <draw:line draw:style-name="gr5" draw:text-style-name="P2" draw:layer="layout" svg:x1="4.524cm" svg:y1="8.505cm" svg:x2="4.239cm" svg:y2="11.865cm">
          <text:p/>
        </draw:line>
        <draw:line draw:style-name="gr5" draw:text-style-name="P2" draw:layer="layout" svg:x1="6.202cm" svg:y1="8.505cm" svg:x2="6.43cm" svg:y2="11.922cm">
          <text:p/>
        </draw:line>
        <draw:line draw:style-name="gr5" draw:text-style-name="P2" draw:layer="layout" svg:x1="7.596cm" svg:y1="8.25cm" svg:x2="9.673cm" svg:y2="14.624cm">
          <text:p/>
        </draw:line>
        <draw:custom-shape draw:style-name="gr6" draw:text-style-name="P2" draw:layer="layout" svg:width="4.353cm" svg:height="1.308cm" svg:x="8.051cm" svg:y="9.787cm">
          <text:p text:style-name="P2">reward=+4</text:p>
          <draw:enhanced-geometry svg:viewBox="0 0 21600 21600" draw:type="rectangle" draw:enhanced-path="M 0 0 L 21600 0 21600 21600 0 21600 0 0 Z N"/>
        </draw:custom-shape>
        <draw:custom-shape draw:style-name="gr4" draw:text-style-name="P2" draw:layer="layout" svg:width="1.622cm" svg:height="1.507cm" svg:x="21.565cm" svg:y="10.7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2" draw:layer="layout" svg:width="1.622cm" svg:height="1.507cm" svg:x="23.898cm" svg:y="10.8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2" draw:layer="layout" svg:width="1.622cm" svg:height="1.507cm" svg:x="26.117cm" svg:y="10.86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 draw:text-style-name="P2" draw:layer="layout" svg:x1="25.918cm" svg:y1="8.193cm" svg:x2="26.942cm" svg:y2="10.869cm">
          <text:p/>
        </draw:line>
        <draw:line draw:style-name="gr5" draw:text-style-name="P2" draw:layer="layout" svg:x1="24.524cm" svg:y1="8.593cm" svg:x2="24.723cm" svg:y2="10.812cm">
          <text:p/>
        </draw:line>
        <draw:line draw:style-name="gr5" draw:text-style-name="P2" draw:layer="layout" svg:x1="22.76cm" svg:y1="8.593cm" svg:x2="22.39cm" svg:y2="10.754cm">
          <text:p/>
        </draw:line>
        <draw:custom-shape draw:style-name="gr3" draw:text-style-name="P2" draw:layer="layout" svg:width="8.763cm" svg:height="3.783cm" svg:x="15.25cm" svg:y="14.256cm">
          <text:p text:style-name="P2">World Resources = 996</text:p>
          <text:p text:style-name="P2">Agent Resources = 9</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 draw:text-style-name="P2" draw:layer="layout" svg:x1="20.256cm" svg:y1="10.697cm" svg:x2="19.602cm" svg:y2="14.256cm">
          <text:p/>
        </draw:line>
        <draw:custom-shape draw:style-name="gr6" draw:text-style-name="P2" draw:layer="layout" svg:width="4.353cm" svg:height="1.308cm" svg:x="16.415cm" svg:y="11.636cm">
          <text:p text:style-name="P2">reward=+2</text:p>
          <draw:enhanced-geometry svg:viewBox="0 0 21600 21600" draw:type="rectangle" draw:enhanced-path="M 0 0 L 21600 0 21600 21600 0 21600 0 0 Z N"/>
        </draw:custom-shape>
        <draw:custom-shape draw:style-name="gr8" draw:text-style-name="P2" draw:layer="layout" svg:width="20.171cm" svg:height="7.34cm" svg:x="4.666cm" svg:y="13.0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draw:layer="layout" svg:width="1.536cm" svg:height="3.5cm" svg:x="0.825cm" svg:y="13.31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 draw:text-style-name="P2" draw:layer="layout" svg:width="1.992cm" svg:height="1.907cm" svg:x="12.261cm" svg:y="0.512cm">
          <text:p text:style-name="P2">root</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9" draw:text-style-name="P2" draw:layer="layout" svg:x1="12.489cm" svg:y1="2.105cm" svg:x2="5.519cm" svg:y2="4.722cm">
          <text:p/>
        </draw:line>
        <draw:line draw:style-name="gr9" draw:text-style-name="P2" draw:layer="layout" svg:x1="13.997cm" svg:y1="2.105cm" svg:x2="22.959cm" svg:y2="4.81cm">
          <text:p/>
        </draw:line>
        <draw:path draw:style-name="gr10" draw:text-style-name="P1" draw:layer="layout" svg:width="7.235cm" svg:height="8.395cm" svg:x="13.94cm" svg:y="2.244cm" svg:viewBox="0 0 7236 8396" svg:d="m0 3c300-24 563 121 854 171 328 56 567 310 882 427 323 120 517 454 853 569 289 99 583 198 854 341 284 150 598 220 853 427 259 210 604 281 854 512 245 226 603 233 853 455 275 243 575 456 825 740 217 246 384 537 399 854 14 283 19 570-29 853-49 293-143 579-256 854-114 279-233 560-313 853-77 281-53 575-142 854l-85 284-86 199">
          <text:p/>
        </draw:path>
        <draw:custom-shape draw:style-name="gr11" draw:text-style-name="P1" draw:layer="layout" svg:width="5.61cm" svg:height="1.28cm" svg:x="21.531cm" svg:y="0.711cm">
          <text:p text:style-name="P1">current shot</text:p>
          <draw:enhanced-geometry svg:viewBox="0 0 21600 21600" draw:mirror-horizontal="false" draw:type="line-callout-2" draw:modifiers="-11479.4510782392 59488.5245901639 -4577.15202281233 11516.6276346604 -966.244876136161 9341.45199063232"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presentation:notes draw:style-name="dp2">
          <draw:page-thumbnail draw:style-name="gr12" draw:layer="layout" svg:width="14.848cm" svg:height="11.136cm" svg:x="3.075cm" svg:y="2.257cm" draw:page-number="1" presentation:class="page"/>
          <draw:frame presentation:style-name="pr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marker draw:name="Arrow" svg:viewBox="0 0 20 30" svg:d="m10 0-10 30h20z"/>
    <draw:stroke-dash draw:name="Fine_20_Dashed" draw:display-name="Fine Dashed" draw:style="rect" draw:dots1="1" draw:dots1-length="0.508cm" draw:dots2="1" draw:dots2-length="0.508cm" draw:distance="0.508cm"/>
    <draw:stroke-dash draw:name="Fine_20_Dashed_20__28_var_29_" draw:display-name="Fine Dashed (var)" draw:style="rect" draw:dots1="1" draw:dots1-length="197%" draw:distance="197%"/>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Arial" fo:font-family="Aria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style:font-name="Arial" fo:font-family="Arial"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font-name="Arial" fo:font-family="Arial"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presentation:header/></text:p>
        </draw:text-box>
      </draw:frame>
      <draw:frame draw:style-name="Mgr1" draw:text-style-name="MP2" draw:layer="backgroundobjects" svg:width="9.113cm" svg:height="1.484cm" svg:x="11.886cm" svg:y="0cm" presentation:class="date-time">
        <draw:text-box>
          <text:p text:style-name="MP2"><presentation:date-time/></text:p>
        </draw:text-box>
      </draw:frame>
      <draw:frame draw:style-name="Mgr2" draw:text-style-name="MP1" draw:layer="backgroundobjects" svg:width="9.113cm" svg:height="1.484cm" svg:x="0cm" svg:y="28.215cm" presentation:class="footer">
        <draw:text-box>
          <text:p text:style-name="MP1"><presentation:footer/></text:p>
        </draw:text-box>
      </draw:frame>
      <draw:frame draw:style-name="Mgr2" draw:text-style-name="MP2" draw:layer="backgroundobjects" svg:width="9.113cm" svg:height="1.484cm" svg:x="11.886cm" svg:y="28.215cm" presentation:class="page-number">
        <draw:text-box>
          <text:p text:style-name="MP2"><text:page-number>&lt;number&gt;</text:page-number></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presentation:date-time/></text:p>
        </draw:text-box>
      </draw:frame>
      <draw:frame presentation:style-name="Mpr1" draw:text-style-name="MP3" draw:layer="backgroundobjects" svg:width="8.875cm" svg:height="1.448cm" svg:x="9.576cm" svg:y="19.131cm" presentation:class="footer">
        <draw:text-box>
          <text:p text:style-name="MP3"><presentation:footer/></text:p>
        </draw:text-box>
      </draw:frame>
      <draw:frame presentation:style-name="Mpr1" draw:text-style-name="MP2" draw:layer="backgroundobjects" svg:width="6.523cm" svg:height="1.448cm" svg:x="20.076cm" svg:y="19.131cm" presentation:class="page-number">
        <draw:text-box>
          <text:p text:style-name="MP2"><text:page-number>&lt;number&gt;</text:page-number></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presentation:header/></text:p>
          </draw:text-box>
        </draw:frame>
        <draw:frame presentation:style-name="Mpr2" draw:text-style-name="MP2" draw:layer="backgroundobjects" svg:width="9.113cm" svg:height="1.484cm" svg:x="11.886cm" svg:y="0cm" presentation:class="date-time">
          <draw:text-box>
            <text:p text:style-name="MP2"><presentation:date-time/></text:p>
          </draw:text-box>
        </draw:frame>
        <draw:frame presentation:style-name="Mpr3" draw:text-style-name="MP1" draw:layer="backgroundobjects" svg:width="9.113cm" svg:height="1.484cm" svg:x="0cm" svg:y="28.215cm" presentation:class="footer">
          <draw:text-box>
            <text:p text:style-name="MP1"><presentation:footer/></text:p>
          </draw:text-box>
        </draw:frame>
        <draw:frame presentation:style-name="Mpr3" draw:text-style-name="MP2" draw:layer="backgroundobjects" svg:width="9.113cm" svg:height="1.484cm" svg:x="11.886cm" svg:y="28.215cm" presentation:class="page-number">
          <draw:text-box>
            <text:p text:style-name="MP2"><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09-14T16:09:47.567266636</meta:creation-date>
    <dc:date>2014-09-14T16:47:52.720303479</dc:date>
    <meta:editing-duration>PT31M6S</meta:editing-duration>
    <meta:editing-cycles>5</meta:editing-cycles>
    <meta:generator>LibreOffice/4.1.3.2$Linux_X86_64 LibreOffice_project/410m0$Build-2</meta:generator>
    <meta:document-statistic meta:object-count="56"/>
  </office:meta>
</office:document-meta>
</file>